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926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2.926cm" svg:x="2.514cm" svg:y="0.97cm" presentation:class="title">
          <draw:text-box>
            <text:p>Exercise: A Logging Fragment</text:p>
          </draw:text-box>
        </draw:frame>
        <draw:frame presentation:style-name="pr2" draw:layer="layout" svg:width="21.59cm" svg:height="13.388cm" svg:x="2.417cm" svg:y="4.895cm" presentation:class="outline" presentation:user-transformed="true">
          <draw:text-box>
            <text:list text:style-name="L2">
              <text:list-item>
                <text:p>This builds on the modular interpreter infrastructure at: <text:line-break/><text:span text:style-name="T1">monad-tutorial/clojure/interp.clj</text:span></text:p>
              </text:list-item>
              <text:list-item>
                <text:p>Exercise instructions / framework at: <text:span text:style-name="T1">monad-tutorial/exercises/Interpreter/log-interp.clj</text:span></text:p>
              </text:list-item>
              <text:list-item>
                <text:p>Exercise goals:</text:p>
                <text:list>
                  <text:list-item>
                    <text:p><text:span text:style-name="T2">Writing a language fragment monadically</text:span></text:p>
                  </text:list-item>
                  <text:list-item>
                    <text:p><text:span text:style-name="T2">Seeing how to assemble an interpreter from pieces</text:span></text:p>
                  </text:list-item>
                  <text:list-item>
                    <text:p><text:span text:style-name="T2">Adding a new effect using a pre-built monad transfor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2T00:02:51</dc:date>
    <meta:editing-cycles>449</meta:editing-cycles>
    <meta:editing-duration>PT30H29M24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